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pple-system" svg:font-family="apple-system, BlinkMacSystemFont, Roboto, 'Helvetica Neue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font-name="apple-system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В наше время люди все больше взаимодействуют друг с другом. Во все сферы нашей жизни так или иначе проникает взаимодействие с иностранцами или хотя бы со статьями на другом языке. А так как все языки выучить невозможно, то очень актуальной сейчас является задача обучения машины переводить с одного языка на другой. Но не всех устраивает перевод по каждому слову отдельно, ведь так теряется цельность текста и большое количество информации просто теряется. Стандартный подход к такой задаче с помощью нейросетей подразумевает "скармливание" сети пар предложений на двух разных языках. Однако в таком случае мы нуждаемся в огромном объеме тестовой выборки, которой у нас нет. Тогда становится ясно, что нужно использовать подход, который будет основан на запоминании важной нам информации, указанной в предыдущих предложениях. Такой подход есть. Это использование рекурентных нейронных сетей, с методом seq2seq. Такой метод оптимизирует задачу обучения, сначала считывая исходное предложение, превращая его в смысловой вектор, а далее декодер обрабатывает этот вектор и на выход получаем переведенное предложение. Такой метод помогает нам охватывать долгосрочные зависимости языка. Например род слова, число и так далее, чтобы слова были согласованны друг с другом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pple-system" svg:font-family="apple-system, BlinkMacSystemFont, Roboto, 'Helvetica Neue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8T00:06:09.64</meta:creation-date>
    <meta:document-statistic meta:table-count="0" meta:image-count="0" meta:object-count="0" meta:page-count="1" meta:paragraph-count="1" meta:word-count="181" meta:character-count="1265"/>
    <dc:date>2018-10-08T00:06:44.24</dc:date>
    <meta:editing-duration>PT35S</meta:editing-duration>
    <meta:editing-cycles>1</meta:editing-cycles>
    <meta:generator>OpenOffice/4.1.5$Win32 OpenOffice.org_project/415m1$Build-9789</meta:generator>
  </office:meta>
</office:document-meta>
</file>